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orus r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orus wid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orus dept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orus dry/we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lay time sprea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lay mon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lay cha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lay sync onoff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lay time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lay diffusio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lay feedbac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lay filt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lay dry/we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rns textur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rns mod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rns constan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rns positio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rns fb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rns density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rns siz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rns reverb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rns pitch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rns dry/wet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everb livelines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everb lop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everb freq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everb dry/wet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lobal volum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hain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haser sync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ry volum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haser phas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haser waveform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haser timespread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haser timespread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haser depth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haser dry/wet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haser feedback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haser delay feedback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haser choose fl ph t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eset filter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reset pitch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grns freez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delay value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phaser timesprea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5T14:11:47.511547325</meta:creation-date>
    <dc:date>2024-10-05T14:18:47.096019544</dc:date>
    <meta:editing-duration>PT7M</meta:editing-duration>
    <meta:editing-cycles>1</meta:editing-cycles>
    <meta:generator>LibreOffice/24.2.5.2$Linux_X86_64 LibreOffice_project/420$Build-2</meta:generator>
    <meta:document-statistic meta:table-count="1" meta:cell-count="92" meta:object-count="0"/>
  </office:meta>
</office:document-meta>
</file>